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justify"/>
      <style:text-properties style:font-name="Arial" fo:font-size="12pt" style:font-size-asian="12pt"/>
    </style:style>
    <style:style style:name="P4" style:parent-style-name="Standard" style:family="paragraph">
      <style:paragraph-properties fo:text-align="justify"/>
    </style:style>
    <style:style style:name="T5" style:parent-style-name="Policepardéfaut" style:family="text">
      <style:text-properties style:font-name="Arial" fo:font-size="12pt" style:font-size-asian="12pt"/>
    </style:style>
    <style:style style:name="T6" style:parent-style-name="Policepardéfaut" style:family="text">
      <style:text-properties style:font-name="Arial" fo:font-size="12pt" style:font-size-asian="12pt"/>
    </style:style>
    <style:style style:name="T7" style:parent-style-name="Policepardéfaut" style:family="text">
      <style:text-properties style:font-name="Arial" fo:font-size="12pt" style:font-size-asian="12pt"/>
    </style:style>
    <style:style style:name="T8" style:parent-style-name="Policepardéfaut" style:family="text">
      <style:text-properties style:font-name="Arial" fo:font-size="12pt" style:font-size-asian="12pt"/>
    </style:style>
    <style:style style:name="T9" style:parent-style-name="Policepardéfaut" style:family="text">
      <style:text-properties style:font-name="Arial" fo:font-size="12pt" style:font-size-asian="12pt"/>
    </style:style>
    <style:style style:name="T10" style:parent-style-name="Policepardéfaut" style:family="text">
      <style:text-properties style:font-name="Arial" fo:font-size="12pt" style:font-size-asian="12pt"/>
    </style:style>
    <style:style style:name="T11" style:parent-style-name="Policepardéfaut" style:family="text">
      <style:text-properties style:font-name="Arial" fo:font-size="12pt" style:font-size-asian="12pt"/>
    </style:style>
    <style:style style:name="T12" style:parent-style-name="Policepardéfaut" style:family="text">
      <style:text-properties style:font-name="Arial" fo:font-size="12pt" style:font-size-asian="12pt"/>
    </style:style>
    <style:style style:name="T13" style:parent-style-name="Policepardéfaut" style:family="text">
      <style:text-properties style:font-name="Arial" fo:font-size="12pt" style:font-size-asian="12pt"/>
    </style:style>
    <style:style style:name="T14" style:parent-style-name="Policepardéfaut" style:family="text">
      <style:text-properties style:font-name="Arial" fo:font-size="12pt" style:font-size-asian="12pt"/>
    </style:style>
    <style:style style:name="T15" style:parent-style-name="Policepardéfaut" style:family="text">
      <style:text-properties style:font-name="Arial" style:text-position="super 66.6%" fo:font-size="12pt" style:font-size-asian="12pt"/>
    </style:style>
    <style:style style:name="T16" style:parent-style-name="Policepardéfaut" style:family="text">
      <style:text-properties style:font-name="Arial" fo:font-size="12pt" style:font-size-asian="12pt"/>
    </style:style>
    <style:style style:name="T17" style:parent-style-name="Policepardéfaut" style:family="text">
      <style:text-properties style:font-name="Arial" style:text-position="super 66.6%" fo:font-size="12pt" style:font-size-asian="12pt"/>
    </style:style>
    <style:style style:name="T18" style:parent-style-name="Policepardéfaut" style:family="text">
      <style:text-properties style:font-name="Arial" fo:font-size="12pt" style:font-size-asian="12pt"/>
    </style:style>
    <style:style style:name="P19" style:parent-style-name="Standard" style:family="paragraph">
      <style:paragraph-properties fo:text-align="justify" fo:text-indent="0.4916in"/>
      <style:text-properties style:font-name="Arial" fo:font-size="12pt" style:font-size-asian="12pt"/>
    </style:style>
    <style:style style:name="P20" style:parent-style-name="Standard" style:family="paragraph">
      <style:paragraph-properties fo:text-align="justify"/>
      <style:text-properties style:font-name="Arial" fo:font-size="12pt" style:font-size-asian="12pt"/>
    </style:style>
    <style:style style:name="P21" style:parent-style-name="Standard" style:family="paragraph">
      <style:text-properties style:font-name="Arial" fo:font-size="14pt" style:font-size-asian="14pt"/>
    </style:style>
    <style:style style:name="P22" style:parent-style-name="Standard" style:family="paragraph">
      <style:paragraph-properties>
        <style:tab-stops>
          <style:tab-stop style:type="right" style:position="2.7562in"/>
          <style:tab-stop style:type="right" style:position="3.9375in"/>
        </style:tab-stops>
      </style:paragraph-properties>
      <style:text-properties style:font-name="Arial" fo:font-size="14pt" style:font-size-asian="14pt"/>
    </style:style>
    <style:style style:name="P23" style:parent-style-name="Standard" style:family="paragraph">
      <style:paragraph-properties>
        <style:tab-stops>
          <style:tab-stop style:type="right" style:position="2.7562in"/>
          <style:tab-stop style:type="right" style:position="3.9375in"/>
        </style:tab-stops>
      </style:paragraph-properties>
      <style:text-properties style:font-name="Arial" fo:font-size="14pt" style:font-size-asian="14pt"/>
    </style:style>
    <style:style style:name="P24" style:parent-style-name="Standard" style:family="paragraph">
      <style:paragraph-properties>
        <style:tab-stops>
          <style:tab-stop style:type="right" style:position="2.7562in"/>
          <style:tab-stop style:type="right" style:position="3.9375in"/>
        </style:tab-stops>
      </style:paragraph-properties>
      <style:text-properties style:font-name="Arial" fo:font-size="14pt" style:font-size-asian="14pt"/>
    </style:style>
    <style:style style:name="P25" style:parent-style-name="Standard" style:family="paragraph">
      <style:paragraph-properties>
        <style:tab-stops>
          <style:tab-stop style:type="right" style:position="2.7562in"/>
          <style:tab-stop style:type="right" style:position="3.9375in"/>
        </style:tab-stops>
      </style:paragraph-properties>
      <style:text-properties style:font-name="Arial" fo:font-size="14pt" style:font-size-asian="14pt"/>
    </style:style>
    <style:style style:name="P26" style:parent-style-name="Standard" style:family="paragraph">
      <style:paragraph-properties>
        <style:tab-stops>
          <style:tab-stop style:type="right" style:position="2.7562in"/>
          <style:tab-stop style:type="right" style:position="3.9375in"/>
        </style:tab-stops>
      </style:paragraph-properties>
      <style:text-properties style:font-name="Arial" fo:font-size="14pt" style:font-size-asian="14pt"/>
    </style:style>
    <style:style style:name="P27" style:parent-style-name="Standard" style:family="paragraph">
      <style:text-properties style:font-name="Arial" fo:font-size="14pt" style:font-size-asian="14pt"/>
    </style:style>
    <style:style style:name="P28" style:parent-style-name="Standard" style:family="paragraph">
      <style:text-properties style:font-name="Arial" fo:font-size="14pt" style:font-size-asian="14pt"/>
    </style:style>
    <style:style style:name="P29" style:parent-style-name="Standard" style:family="paragraph">
      <style:paragraph-properties fo:text-align="end"/>
      <style:text-properties style:font-name="Arial" fo:font-size="14pt" style:font-size-asian="14pt"/>
    </style:style>
    <style:style style:name="P30" style:parent-style-name="Standard" style:family="paragraph">
      <style:paragraph-properties fo:text-align="end"/>
      <style:text-properties style:font-name="Arial" fo:font-size="12pt" style:font-size-asian="12pt"/>
    </style:style>
    <style:style style:name="P31" style:parent-style-name="Standard" style:family="paragraph">
      <style:paragraph-properties fo:text-align="end"/>
      <style:text-properties style:font-name="Arial" fo:font-size="12pt" style:font-size-asian="12pt"/>
    </style:style>
    <style:style style:name="P32" style:parent-style-name="Standard" style:family="paragraph">
      <style:paragraph-properties fo:text-align="end"/>
    </style:style>
    <style:style style:name="T33" style:parent-style-name="Policepardéfaut" style:family="text">
      <style:text-properties style:font-name="Arial" fo:font-size="12pt" style:font-size-asian="12pt"/>
    </style:style>
  </office:automatic-styles>
  <office:body>
    <office:text text:use-soft-page-breaks="true">
      <text:p text:style-name="P1">Arras le 28 mai 2019</text:p>
      <text:p text:style-name="P2"/>
      <text:h text:style-name="Titre1" text:outline-level="1"/>
      <text:h text:style-name="Titre1" text:outline-level="1"/>
      <text:h text:style-name="Titre1" text:outline-level="1">Appréciation générale sur mademoiselle Océane DOUBLET.</text:h>
      <text:p text:style-name="Standard"/>
      <text:p text:style-name="Standard"/>
      <text:p text:style-name="Standard"/>
      <text:p text:style-name="Standard"/>
      <text:p text:style-name="P3"><text:tab/>Mademoiselle DOUBLET<text:s/>a suivi durant ces deux dernières<text:s/>années<text:s/>scolaires<text:s/>2017-2018 et 2018-2019<text:s/>les<text:s/>cours de mathématiques en<text:s/>première et<text:s/>deuxième années<text:s/>de classe préparatoire B.C.P.S.T.</text:p>
      <text:p text:style-name="P4"><text:span text:style-name="T5"><text:s/></text:span><text:span text:style-name="T6"><text:tab/>Durant<text:s/></text:span><text:span text:style-name="T7">la première année, grâce à ses<text:s/></text:span><text:span text:style-name="T8">excellentes<text:s/></text:span><text:span text:style-name="T9">capacités</text:span><text:span text:style-name="T10">,</text:span><text:span text:style-name="T11"><text:s/>sa force de travail</text:span><text:span text:style-name="T12"><text:s/>et une attitude exemplaire</text:span><text:span text:style-name="T13">, elle a pu briller</text:span><text:span text:style-name="T14"><text:s/>(2</text:span><text:span text:style-name="T15">e</text:span><text:span text:style-name="T16"><text:s/>au premier semestre puis 1</text:span><text:span text:style-name="T17">er</text:span><text:span text:style-name="T18"><text:s/>au deuxième).<text:s/></text:span></text:p>
      <text:p text:style-name="P19">D’après mon collègue de deuxième année, Jean-François JEANNOT : perturbée par la différence de rythme entre la première et la deuxième année<text:s/>additionné à quelques soucis de santé, réglés depuis, elle a tout d’abord perdu confiance en elle. Grâce à sa pugnacité, et sa capacité de travail très importante, elle a petit à petit repris le dessus. Les derniers résultats aux épreuves écrites montrent une progression très impressionnante.<text:s/>Sur toute la période de préparation aux écrits des concours, elle a fait preuve d'autonomie et de beaucoup de sérieux dans son travail.</text:p>
      <text:p text:style-name="P20"><text:tab/>Le bilan à l'issue de<text:s/>cette année et demi<text:s/>de formation est, maintenant,<text:s/>tout à fait satisfaisant, tant sur le plan des connaissances que sur les capacités de rigueur et d'argumentation. Elle<text:s/>sera certainement capable de suivre les enseignements dispensés dans l'établissement qu'il souhaite intégrer.</text:p>
      <text:p text:style-name="Standard"/>
      <text:p text:style-name="P21"/>
      <text:p text:style-name="P22"/>
      <text:p text:style-name="P23"><text:tab/>BCPST1<text:tab/>BCPST2<text:tab/><text:tab/><text:tab/></text:p>
      <text:p text:style-name="P24">Moyenne annuelle :<text:s/><text:tab/>17,1/20<text:tab/>10,1/20<text:tab/></text:p>
      <text:p text:style-name="P25">Moyenne de classe :<text:s/><text:tab/>10,8/20<text:tab/>8,2/20</text:p>
      <text:p text:style-name="P26">Rang dans la classe :<text:s/><text:tab/>1/42<text:tab/>10/42</text:p>
      <text:p text:style-name="P27"/>
      <text:p text:style-name="P28"/>
      <text:p text:style-name="P29"/>
      <text:p text:style-name="P30">Vincent CROIZIER</text:p>
      <text:p text:style-name="P31">Professeur de<text:s/>mathématiques</text:p>
      <text:p text:style-name="P32"><text:span text:style-name="T33">Lycée Robespier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asian="ja" style:country-asian="JP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rras le 10 avril 2006</dc:title>
    <meta:initial-creator>Jeannot</meta:initial-creator>
    <dc:creator>Vincent CROIZIER</dc:creator>
    <meta:creation-date>2019-05-28T18:09:00Z</meta:creation-date>
    <dc:date>2019-05-28T18:57:00Z</dc:date>
    <meta:print-date>2013-04-05T13:46:00Z</meta:print-date>
    <meta:template xlink:href="Normal" xlink:type="simple"/>
    <meta:editing-cycles>5</meta:editing-cycles>
    <meta:editing-duration>PT288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33" meta:character-count="1512" meta:row-count="10" meta:non-whitespace-character-count="1282"/>
  </office:meta>
</office:document-meta>
</file>